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0.736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default-cell-style-name="ce2"/>
        <table:table-column table:style-name="co3" table:default-cell-style-name="ce2"/>
        <table:table-column table:style-name="co2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/>
          <table:table-cell office:value-type="string">
            <text:p>Nem_0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/>
          <table:table-cell table:style-name="Default"/>
          <table:table-cell table:formula="of:=+[.K2]/[.J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3]/[.J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4]/[.J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5]/[.J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6]/[.J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7]/[.J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8]/[.J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9]/[.J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0]/[.J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1]/[.J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2]/[.J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3]/[.J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4]/[.J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5]/[.J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6]/[.J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7]/[.J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8]/[.J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19]/[.J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20]/[.J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K21]/[.J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2]/[.J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3]/[.J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4]/[.J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5]/[.J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6]/[.J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7]/[.J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8]/[.J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29]/[.J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2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0]/[.J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1]/[.J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2]/[.J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3]/[.J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4]/[.J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K35]/[.J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K36]/[.J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K37]/[.J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K38]/[.J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K39]/[.J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K40]/[.J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K41]/[.J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K42]/[.J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K43]/[.J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K44]/[.J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K45]/[.J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K46]/[.J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K47]/[.J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K48]/[.J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K49]/[.J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/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/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10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0">2022-07-30</text:date>, <text:time>21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30T21:01:25.06</dc:date>
    <dc:creator>Lawrence Perepolkin</dc:creator>
    <meta:editing-duration>PT14H43M8S</meta:editing-duration>
    <meta:editing-cycles>50</meta:editing-cycles>
    <meta:generator>OpenOffice/4.1.12$Win32 OpenOffice.org_project/4112m1$Build-9809</meta:generator>
    <meta:document-statistic meta:table-count="3" meta:cell-count="326" meta:object-count="0"/>
  </office:meta>
</office:document-meta>
</file>